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279cm" draw:marker-end-width="0.279cm" draw:fill="solid" draw:fill-color="#b3cac7" draw:textarea-vertical-align="top" fo:min-height="3.637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draw:stroke="none" svg:stroke-width="0.051cm" svg:stroke-color="#000000" draw:marker-start-width="0.279cm" draw:marker-end-width="0.279cm" draw:fill="solid" draw:fill-color="#81aca6" draw:textarea-vertical-align="top" fo:min-height="1.097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false" fo:min-height="0.712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0.921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.712cm" fo:min-width="1.06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width="0.051cm" svg:stroke-color="#000000" draw:marker-start-width="0.279cm" draw:marker-end-width="0.279cm" draw:fill="solid" draw:fill-color="#729fcf" draw:textarea-vertical-align="middle" fo:min-height="0.97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width="0.051cm" svg:stroke-color="#000000" draw:marker-start-width="0.279cm" draw:marker-end-width="0.279cm" draw:fill="solid" draw:fill-color="#b3cac7" draw:textarea-vertical-align="middle" fo:min-height="0.97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51cm" svg:stroke-color="#000000" draw:marker-start-width="0.279cm" draw:marker-end-width="0.279cm" draw:fill="solid" draw:fill-color="#729fcf" draw:textarea-vertical-align="top" fo:min-height="3.764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1cm" svg:stroke-color="#000000" draw:marker-start-width="0.279cm" draw:marker-end-width="0.279cm" draw:fill="solid" draw:fill-color="#729fcf" draw:textarea-vertical-align="top" fo:min-height="3.764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withoutfill">
      <style:graphic-properties draw:stroke="dash" draw:stroke-dash="Dashed_20__28_var_29_" svg:stroke-width="0.051cm" svg:stroke-color="#000000" draw:marker-start-width="0.279cm" draw:marker-end-width="0.279cm" draw:fill="solid" draw:fill-color="#ffffff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462cm" fo:min-width="10.159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629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 style:list-style-name="L1">
      <style:graphic-properties svg:stroke-width="0.051cm" svg:stroke-color="#000000" draw:marker-start-width="0.279cm" draw:marker-end-width="0.279cm" draw:fill="none" draw:fill-color="#ffffff" draw:textarea-horizontal-align="justify" draw:textarea-vertical-align="top" draw:auto-grow-height="false" fo:min-height="3.002cm" fo:min-width="10.921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" draw:marker-end-width="0.153cm" draw:fill="solid" draw:fill-color="#ffffff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c9211e" draw:marker-start-width="0.279cm" draw:marker-end="Arrow" draw:marker-end-width="0.153cm" draw:fill="solid" draw:fill-color="#ffffff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6.05cm" fo:min-width="12.15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c9211e" draw:marker-start-width="0.279cm" draw:marker-end="Arrow" draw:marker-end-width="0.152cm" draw:fill="solid" draw:fill-color="#ffffff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Long_20_Dash" svg:stroke-width="0.051cm" svg:stroke-color="#000000" draw:marker-start-width="0.279cm" draw:marker-end="Arrow" draw:marker-end-width="0.152cm" draw:fill="solid" draw:fill-color="#ffffff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1.423cm" fo:min-width="4.616cm" fo:padding-top="0.15cm" fo:padding-bottom="0.15cm" fo:padding-left="0.275cm" fo:padding-right="0.275cm"/>
      <style:paragraph-properties style:writing-mode="lr-tb"/>
    </style:style>
    <style:style style:name="gr21" style:family="graphic" style:parent-style-name="objectwithoutfill">
      <style:graphic-properties draw:stroke="dash" draw:stroke-dash="Long_20_Dash" svg:stroke-width="0.051cm" svg:stroke-color="#000000" draw:marker-start-width="0.279cm" draw:marker-end="Arrow" draw:marker-end-width="0.153cm" draw:fill="solid" draw:fill-color="#ffffff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051cm" svg:stroke-color="#000000" draw:marker-start-width="0.279cm" draw:marker-end-width="0.279cm" draw:fill="none" draw:fill-color="#ffffff" fo:min-height="0.396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1.224cm" fo:min-width="3.986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035cm" fo:min-width="0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037cm" fo:min-width="0cm" fo:padding-top="0.15cm" fo:padding-bottom="0.15cm" fo:padding-left="0.275cm" fo:padding-right="0.275cm"/>
    </style:style>
    <style:style style:name="gr26" style:family="graphic" style:parent-style-name="standard" style:list-style-name="L1">
      <style:graphic-properties svg:stroke-width="0.051cm" svg:stroke-color="#000000" draw:marker-start-width="0.279cm" draw:marker-end-width="0.279cm" draw:fill="none" draw:fill-color="#ffffff" draw:textarea-horizontal-align="justify" draw:textarea-vertical-align="middle" draw:auto-grow-height="false" fo:min-height="0.616cm" fo:min-width="10.88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" style:family="paragraph">
      <loext:graphic-properties draw:fill="solid" draw:fill-color="#b3cac7"/>
      <style:paragraph-properties fo:text-align="center" style:writing-mode="lr-tb"/>
      <style:text-properties fo:font-size="18pt"/>
    </style:style>
    <style:style style:name="P5" style:family="paragraph">
      <loext:graphic-properties draw:fill="solid" draw:fill-color="#81aca6"/>
      <style:paragraph-properties fo:text-align="center"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solid" draw:fill-color="#729fcf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="solid" draw:fill-color="#b3cac7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0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margin-left="0cm" fo:margin-right="2.54cm" fo:margin-top="0cm" fo:margin-bottom="0cm" fo:line-height="100%" fo:text-align="end" fo:text-indent="0cm" style:writing-mode="lr-tb">
        <style:tab-stops/>
      </style:paragraph-properties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2.54cm" fo:margin-top="0cm" fo:margin-bottom="0cm" fo:line-height="100%" fo:text-align="end" fo:text-indent="0cm" style:writing-mode="lr-tb"/>
      <style:text-properties fo:font-size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Menlo" fo:font-size="18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7" style:family="paragraph">
      <loext:graphic-properties draw:fill="solid"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margin-left="0cm" fo:margin-right="3.493cm" fo:margin-top="0cm" fo:margin-bottom="0cm" fo:line-height="100%" fo:text-align="end" fo:text-indent="0cm" style:writing-mode="lr-tb">
        <style:tab-stops/>
      </style:paragraph-properties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  <style:text-properties fo:font-size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style:font-name="Menlo"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3.048cm" svg:height="3.937cm" svg:x="10.16cm" svg:y="1.27cm">
          <draw:text-box>
            <text:p text:style-name="P1"><text:span text:style-name="T1"><text:s text:c="7"/></text:span><text:span text:style-name="T1">Heap</text:span></text:p>
            <text:p text:style-name="P2"><text:span text:style-name="T2"><text:s/></text:span></text:p>
            <text:p text:style-name="P2"><text:span text:style-name="T2"><text:s/></text:span></text:p>
            <text:p text:style-name="P2"><text:span text:style-name="T2"><text:s/></text:span></text:p>
            <text:p text:style-name="P2"><text:span text:style-name="T3"/></text:p>
            <text:p text:style-name="P3"><text:span text:style-name="T3"/></text:p>
          </draw:text-box>
        </draw:frame>
        <draw:frame draw:style-name="gr2" draw:text-style-name="P5" draw:layer="layout" svg:width="1.27cm" svg:height="1.397cm" svg:x="10.16cm" svg:y="1.27cm">
          <draw:text-box>
            <text:p/>
          </draw:text-box>
        </draw:frame>
        <draw:frame draw:style-name="gr3" draw:text-style-name="P6" draw:layer="layout" svg:width="3.937cm" svg:height="1.012cm" draw:transform="rotate (1.5707963267949) translate (0.344cm 3.937cm)">
          <draw:text-box>
            <text:p><text:span text:style-name="T4">User Space</text:span></text:p>
          </draw:text-box>
        </draw:frame>
        <draw:frame draw:style-name="gr4" draw:text-style-name="P6" draw:layer="layout" svg:width="1.471cm" svg:height="1.012cm" svg:x="0.086cm" svg:y="4.068cm">
          <draw:text-box>
            <text:p><text:span text:style-name="T4">OS</text:span></text:p>
          </draw:text-box>
        </draw:frame>
        <draw:frame draw:style-name="gr5" draw:text-style-name="P6" draw:layer="layout" svg:width="1.61cm" svg:height="1.012cm" svg:x="0cm" svg:y="5.338cm">
          <draw:text-box>
            <text:p><text:span text:style-name="T4">HW</text:span></text:p>
          </draw:text-box>
        </draw:frame>
        <draw:frame draw:style-name="gr6" draw:text-style-name="P7" draw:layer="layout" svg:width="7.366cm" svg:height="1.27cm" svg:x="1.483cm" svg:y="5.207cm">
          <draw:text-box>
            <text:p text:style-name="P1"><text:span text:style-name="T5">Persistent Memory</text:span></text:p>
          </draw:text-box>
        </draw:frame>
        <draw:frame draw:style-name="gr7" draw:text-style-name="P8" draw:layer="layout" svg:width="5.334cm" svg:height="1.27cm" svg:x="8.849cm" svg:y="5.207cm">
          <draw:text-box>
            <text:p text:style-name="P1"><text:span text:style-name="T5">DRAM</text:span></text:p>
          </draw:text-box>
        </draw:frame>
        <draw:frame draw:style-name="gr8" draw:text-style-name="P9" draw:layer="layout" svg:width="2.794cm" svg:height="4.064cm" svg:x="5.801cm" svg:y="1.143cm">
          <draw:text-box>
            <text:p text:style-name="P2"><text:span text:style-name="T6">P2: MemPool</text:span></text:p>
          </draw:text-box>
        </draw:frame>
        <draw:frame draw:style-name="gr9" draw:text-style-name="P10" draw:layer="layout" svg:width="2.794cm" svg:height="4.064cm" svg:x="2.118cm" svg:y="1.143cm">
          <draw:text-box>
            <text:p text:style-name="P1"><text:span text:style-name="T6">P1: MemPool</text:span></text:p>
          </draw:text-box>
        </draw:frame>
        <draw:line draw:style-name="gr10" draw:text-style-name="P11" draw:layer="layout" svg:x1="0.213cm" svg:y1="5.207cm" svg:x2="14.183cm" svg:y2="5.207cm">
          <text:p/>
        </draw:line>
        <draw:line draw:style-name="gr10" draw:text-style-name="P11" draw:layer="layout" svg:x1="0.213cm" svg:y1="3.937cm" svg:x2="14.183cm" svg:y2="3.937cm">
          <text:p/>
        </draw:line>
        <draw:line draw:style-name="gr10" draw:text-style-name="P11" draw:layer="layout" svg:x1="1.483cm" svg:y1="2.921cm" svg:x2="14.183cm" svg:y2="2.921cm">
          <text:p/>
        </draw:line>
        <draw:custom-shape draw:style-name="gr11" draw:text-style-name="P13" draw:layer="layout" svg:width="10.709cm" svg:height="0.762cm" svg:x="1.991cm" svg:y="3.048cm">
          <text:p text:style-name="P12"><text:span text:style-name="T3"><text:tab/></text:span><text:span text:style-name="T3"><text:tab/></text:span><text:span text:style-name="T3"><text:tab/></text:span><text:span text:style-name="T3">pmem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2.921cm" svg:height="0.929cm" svg:x="2.032cm" svg:y="4.064cm">
          <draw:text-box>
            <text:p text:style-name="P1"><text:span text:style-name="T7">mmap( <text:s text:c="2"/>)</text:span></text:p>
          </draw:text-box>
        </draw:frame>
        <draw:custom-shape draw:style-name="gr13" draw:text-style-name="P16" draw:layer="layout" svg:width="11.471cm" svg:height="3.302cm" svg:x="1.991cm" svg:y="0.508cm">
          <text:p text:style-name="P15"><text:span text:style-name="T3">User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draw:layer="layout" svg:width="0.254cm" svg:height="0.254cm" svg:x="2.372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54cm" svg:height="0.254cm" svg:x="3.388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1" draw:layer="layout" svg:x1="2.626cm" svg:y1="2.413cm" svg:x2="3.388cm" svg:y2="2.413cm">
          <text:p/>
        </draw:line>
        <draw:line draw:style-name="gr16" draw:text-style-name="P11" draw:layer="layout" svg:x1="4.658cm" svg:y1="2.413cm" svg:x2="6.055cm" svg:y2="2.413cm">
          <text:p/>
        </draw:line>
        <draw:custom-shape draw:style-name="gr17" draw:text-style-name="P18" draw:layer="layout" svg:width="12.7cm" svg:height="6.35cm" svg:x="1.483cm" svg:y="0.127cm">
          <text:p/>
          <draw:enhanced-geometry svg:viewBox="0 0 21600 21600" draw:type="rectangle" draw:enhanced-path="M 0 0 L 21600 0 21600 21600 0 21600 0 0 Z N"/>
        </draw:custom-shape>
        <draw:path draw:style-name="gr18" draw:text-style-name="P11" draw:layer="layout" svg:width="4.666cm" svg:height="2.385cm" draw:transform="skewX (0.420973415581032) rotate (0.585557964044098) translate (7.325cm 2.334cm)" svg:viewBox="0 0 4667 2386" svg:d="M0 0c2591 0 4667 2386 4667 2386">
          <text:p/>
        </draw:path>
        <draw:custom-shape draw:style-name="gr14" draw:text-style-name="P17" draw:layer="layout" svg:width="0.254cm" svg:height="0.254cm" svg:x="6.05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54cm" svg:height="0.254cm" svg:x="7.071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54cm" svg:height="0.254cm" svg:x="8.087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54cm" svg:height="0.254cm" svg:x="10.627cm" svg:y="2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54cm" svg:height="0.254cm" svg:x="11.643cm" svg:y="2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0.254cm" svg:height="0.254cm" svg:x="12.659cm" svg:y="2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9" draw:text-style-name="P11" draw:layer="layout" svg:width="2.168cm" svg:height="0.722cm" draw:transform="rotate (-2.81992847244724) translate (10.6270000035521cm 2.46800001065947cm)" svg:viewBox="0 0 2169 723" svg:d="M0 0c1205 0 2169 723 2169 723">
          <text:p/>
        </draw:path>
        <draw:custom-shape draw:style-name="gr14" draw:text-style-name="P17" draw:layer="layout" svg:width="0.254cm" svg:height="0.254cm" svg:x="4.404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1" draw:layer="layout" svg:x1="1.524cm" svg:y1="6.858cm" svg:x2="2.54cm" svg:y2="6.858cm">
          <text:p/>
        </draw:line>
        <draw:frame draw:style-name="gr20" draw:text-style-name="P19" draw:layer="layout" svg:width="5.166cm" svg:height="1.723cm" svg:x="2.454cm" svg:y="6.432cm">
          <draw:text-box>
            <text:p><text:span text:style-name="T8">Legal Links</text:span></text:p>
            <text:p><text:span text:style-name="T8">Illegal Links</text:span></text:p>
            <text:p><text:span text:style-name="T8">Legal Temporary Borrow</text:span></text:p>
          </draw:text-box>
        </draw:frame>
        <draw:line draw:style-name="gr16" draw:text-style-name="P11" draw:layer="layout" svg:x1="1.524cm" svg:y1="7.366cm" svg:x2="2.54cm" svg:y2="7.366cm">
          <text:p/>
        </draw:line>
        <draw:line draw:style-name="gr21" draw:text-style-name="P11" draw:layer="layout" svg:x1="1.524cm" svg:y1="7.874cm" svg:x2="2.54cm" svg:y2="7.874cm">
          <text:p/>
        </draw:line>
        <draw:frame draw:style-name="gr22" draw:text-style-name="P19" draw:layer="layout" svg:width="1.526cm" svg:height="0.696cm" svg:x="10.033cm" svg:y="1.143cm">
          <draw:text-box>
            <text:p><text:span text:style-name="T3">stack</text:span></text:p>
          </draw:text-box>
        </draw:frame>
        <draw:custom-shape draw:style-name="gr14" draw:text-style-name="P17" draw:layer="layout" svg:width="0.254cm" svg:height="0.254cm" svg:x="8.017cm" svg:y="6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9" draw:layer="layout" svg:width="4.536cm" svg:height="1.524cm" svg:x="8.271cm" svg:y="6.477cm">
          <draw:text-box>
            <text:p><text:span text:style-name="T8">Data</text:span></text:p>
            <text:p><text:span text:style-name="T9"/></text:p>
            <text:p><text:span text:style-name="T8">Memory Mapped File</text:span></text:p>
          </draw:text-box>
        </draw:frame>
        <draw:line draw:style-name="gr15" draw:text-style-name="P11" draw:layer="layout" svg:x1="12.7cm" svg:y1="2.413cm" svg:x2="11.938cm" svg:y2="2.413cm">
          <text:p/>
        </draw:line>
        <draw:custom-shape draw:style-name="gr24" draw:text-style-name="P11" draw:layer="layout" svg:width="0.508cm" svg:height="0.63cm" svg:x="7.874cm" svg:y="7.239cm">
          <text:p/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1" draw:layer="layout" svg:width="0.508cm" svg:height="0.635cm" svg:x="3.683cm" svg:y="4.191cm">
          <text:p/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2" draw:text-style-name="P19" draw:layer="layout" svg:width="2.601cm" svg:height="0.696cm" svg:x="10.16cm" svg:y="3.048cm">
          <draw:text-box>
            <text:p><text:span text:style-name="T3">alloc, gc, stm</text:span></text:p>
          </draw:text-box>
        </draw:frame>
        <draw:frame draw:style-name="gr22" draw:text-style-name="P19" draw:layer="layout" svg:width="2.601cm" svg:height="0.696cm" svg:x="5.908cm" svg:y="3.048cm">
          <draw:text-box>
            <text:p><text:span text:style-name="T3">alloc, gc, stm</text:span></text:p>
          </draw:text-box>
        </draw:frame>
        <draw:frame draw:style-name="gr22" draw:text-style-name="P19" draw:layer="layout" svg:width="2.601cm" svg:height="0.696cm" svg:x="2.225cm" svg:y="3.048cm">
          <draw:text-box>
            <text:p><text:span text:style-name="T3">alloc, gc, stm</text:span></text:p>
          </draw:text-box>
        </draw:frame>
        <draw:frame draw:style-name="gr12" draw:text-style-name="P14" draw:layer="layout" svg:width="2.921cm" svg:height="0.929cm" svg:x="5.715cm" svg:y="4.065cm">
          <draw:text-box>
            <text:p text:style-name="P1"><text:span text:style-name="T7">mmap( <text:s text:c="2"/>)</text:span></text:p>
          </draw:text-box>
        </draw:frame>
        <draw:custom-shape draw:style-name="gr25" draw:text-style-name="P11" draw:layer="layout" svg:width="0.508cm" svg:height="0.635cm" svg:x="7.366cm" svg:y="4.192cm">
          <text:p/>
          <draw:enhanced-geometry svg:viewBox="0 0 21600 21600" draw:glue-points="10800 0 0 10800 10800 21600 21600 10800" draw:text-areas="0 0 21600 ?f11" draw:type="paper" draw:modifiers="108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21" draw:layer="layout" svg:width="11.43cm" svg:height="0.916cm" svg:x="2.032cm" svg:y="4.037cm">
          <text:p text:style-name="P20"><text:span text:style-name="T3"><text:tab/></text:span><text:span text:style-name="T3"><text:tab/></text:span><text:span text:style-name="T3"><text:tab/></text:span><text:span text:style-name="T3">V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224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05T10:36:10.016073884</meta:creation-date>
    <dc:date>2020-04-27T00:46:56.944567439</dc:date>
    <meta:editing-duration>PT2H55M55S</meta:editing-duration>
    <meta:editing-cycles>13</meta:editing-cycles>
    <meta:generator>LibreOffice/6.4.1.2$MacOSX_X86_64 LibreOffice_project/4d224e95b98b138af42a64d84056446d09082932</meta:generator>
    <meta:document-statistic meta:object-count="45"/>
  </office:meta>
</office:document-meta>
</file>